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239in"/>
    </style:style>
    <style:style style:name="co5" style:family="table-column">
      <style:table-column-properties fo:break-before="auto" style:column-width="3.4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table:number-columns-spanned="9" table:number-rows-spanned="4">
            <text:p>The “turn” in Battletech is generally established to equate to 10 seconds of real-time. Thus, damage, heat and other aspects of weapons are the total accrued over 10 seconds. For the purposes of “DPS”</text:p>
            <text:p>We will increase this amount by a factor of 100. An AC/20 therefore should do 2000 damage per 10 seconds.</text:p>
            <text:p/>
            <text:p>Heat on the other hand will maintain it's ratio, thus an AC/20 will accrue 7 heat over 10 seconds of use. If it fires every 5 seconds, it will generate 3.5 heat per shot.</text:p>
          </table:table-cell>
          <table:covered-table-cell/>
          <table:covered-table-cell table:number-columns-repeated="6" table:style-name="ce1"/>
          <table:covered-table-cell/>
          <table:table-cell table:style-name="ce1" table:number-columns-repeated="4"/>
          <table:table-cell table:number-columns-repeated="1011"/>
        </table:table-row>
        <table:table-row table:style-name="ro1">
          <table:covered-table-cell table:style-name="ce1"/>
          <table:covered-table-cell/>
          <table:covered-table-cell table:number-columns-repeated="6" table:style-name="ce1"/>
          <table:covered-table-cell/>
          <table:table-cell table:style-name="ce1" table:number-columns-repeated="4"/>
          <table:table-cell table:number-columns-repeated="1011"/>
        </table:table-row>
        <table:table-row table:style-name="ro1">
          <table:covered-table-cell table:style-name="ce1"/>
          <table:covered-table-cell/>
          <table:covered-table-cell table:number-columns-repeated="6" table:style-name="ce1"/>
          <table:covered-table-cell/>
          <table:table-cell table:style-name="ce1" table:number-columns-repeated="4"/>
          <table:table-cell table:number-columns-repeated="1011"/>
        </table:table-row>
        <table:table-row table:style-name="ro1">
          <table:covered-table-cell table:style-name="ce1"/>
          <table:covered-table-cell/>
          <table:covered-table-cell table:number-columns-repeated="6" table:style-name="ce1"/>
          <table:covered-table-cell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WEAPON</text:p>
          </table:table-cell>
          <table:table-cell table:style-name="ce5" office:value-type="string">
            <text:p>DAMAGE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MIN RANGE</text:p>
          </table:table-cell>
          <table:table-cell table:style-name="ce2" office:value-type="string">
            <text:p>SHORT RANGE</text:p>
          </table:table-cell>
          <table:table-cell table:style-name="ce2" office:value-type="string">
            <text:p>MED RANGE</text:p>
          </table:table-cell>
          <table:table-cell table:style-name="ce2" office:value-type="string">
            <text:p>LONG RANGE</text:p>
          </table:table-cell>
          <table:table-cell table:style-name="ce2" office:value-type="string">
            <text:p>AMMO/TON</text:p>
          </table:table-cell>
          <table:table-cell table:style-name="ce5" office:value-type="string">
            <text:p>NOTE</text:p>
          </table:table-cell>
          <table:table-cell table:style-name="ce8" table:number-columns-repeated="1015"/>
        </table:table-row>
        <table:table-row table:style-name="ro1">
          <table:table-cell table:style-name="ce3"/>
          <table:table-cell table:style-name="ce6" table:number-columns-repeated="8"/>
          <table:table-cell table:style-name="ce9" table:number-columns-repeated="1015"/>
        </table:table-row>
        <table:table-row table:style-name="ro1">
          <table:table-cell table:style-name="ce3" office:value-type="string">
            <text:p>Machinegu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0">
            <text:p>200</text:p>
          </table:table-cell>
          <table:table-cell table:style-name="ce6"/>
          <table:table-cell table:style-name="ce9" table:number-columns-repeated="1015"/>
        </table:table-row>
        <table:table-row table:style-name="ro1">
          <table:table-cell table:style-name="ce3"/>
          <table:table-cell table:style-name="ce6" table:number-columns-repeated="8"/>
          <table:table-cell table:style-name="ce9" table:number-columns-repeated="1015"/>
        </table:table-row>
        <table:table-row table:style-name="ro1">
          <table:table-cell office:value-type="string">
            <text:p>AC/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string">
            <text:p>UAC/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string">
            <text:p>Can fire twice per turn</text:p>
          </table:table-cell>
          <table:table-cell table:number-columns-repeated="1015"/>
        </table:table-row>
        <table:table-row table:style-name="ro1">
          <table:table-cell office:value-type="string">
            <text:p>RAC/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Can fire 6 times per turn</text:p>
          </table:table-cell>
          <table:table-cell table:number-columns-repeated="1015"/>
        </table:table-row>
        <table:table-row table:style-name="ro1">
          <table:table-cell office:value-type="string">
            <text:p>LBX-2</text:p>
          </table:table-cell>
          <table:table-cell office:value-type="string">
            <text:p>1/clust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string">
            <text:p>Cluster munitions: 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/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UAC/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Can fire twice per turn</text:p>
          </table:table-cell>
          <table:table-cell table:number-columns-repeated="1015"/>
        </table:table-row>
        <table:table-row table:style-name="ro1">
          <table:table-cell office:value-type="string">
            <text:p>RAC/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Can fire 6 times per turn</text:p>
          </table:table-cell>
          <table:table-cell table:number-columns-repeated="1015"/>
        </table:table-row>
        <table:table-row table:style-name="ro1">
          <table:table-cell office:value-type="string">
            <text:p>LBX-5</text:p>
          </table:table-cell>
          <table:table-cell office:value-type="string">
            <text:p>1/clust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Cluster munitions: 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/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UAC/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Can fire twice per turn</text:p>
          </table:table-cell>
          <table:table-cell table:number-columns-repeated="1015"/>
        </table:table-row>
        <table:table-row table:style-name="ro1">
          <table:table-cell office:value-type="string">
            <text:p>LBX-10</text:p>
          </table:table-cell>
          <table:table-cell office:value-type="string">
            <text:p>1/cluster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Cluster munitions: 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/2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UAC/2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Can fire twice per turn</text:p>
          </table:table-cell>
          <table:table-cell table:number-columns-repeated="1015"/>
        </table:table-row>
        <table:table-row table:style-name="ro1">
          <table:table-cell office:value-type="string">
            <text:p>LBX-20</text:p>
          </table:table-cell>
          <table:table-cell office:value-type="string">
            <text:p>1/cluster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Cluster munitions: 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ght Gauss Rif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Gauss Rifl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Heavy Gauss Rifle</text:p>
          </table:table-cell>
          <table:table-cell office:value-type="string">
            <text:p>25/20/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evere damage reduction at rang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umper Artillery Cannon</text:p>
          </table:table-cell>
          <table:table-cell office:value-type="string">
            <text:p>15/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21 “Boards”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Sniper Artillery Cannon</text:p>
          </table:table-cell>
          <table:table-cell office:value-type="string">
            <text:p>20/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18 “Maps”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mall Beam Las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Medium Beam Las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Large Beam Laser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 SB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ER MBL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ER LBL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an ER SB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an ER MB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Clan ER LB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mall Pulse Las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Medium Pulse Las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arge Pulse Lase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an Small Pulse Las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an Medium Pulse Las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Clan Large Pulse Laser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ght PPC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PPC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ER PPC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string">
            <text:p>Clan ER PPC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string">
            <text:p>Heavy PPC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Snub-Nose PPC</text:p>
          </table:table-cell>
          <table:table-cell table:style-name="ce7" office:value-type="string">
            <text:p>10/8/5 range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lam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RM-5</text:p>
          </table:table-cell>
          <table:table-cell office:value-type="string">
            <text:p>1/missil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LRM-10</text:p>
          </table:table-cell>
          <table:table-cell office:value-type="string">
            <text:p>1/missil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LRM-15</text:p>
          </table:table-cell>
          <table:table-cell office:value-type="string">
            <text:p>1/missil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LRM-20</text:p>
          </table:table-cell>
          <table:table-cell office:value-type="string">
            <text:p>1/missil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RM-10</text:p>
          </table:table-cell>
          <table:table-cell office:value-type="string">
            <text:p>1/missile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“designed to be swapped with SRM-6”</text:p>
          </table:table-cell>
          <table:table-cell table:number-columns-repeated="1015"/>
        </table:table-row>
        <table:table-row table:style-name="ro1">
          <table:table-cell office:value-type="string">
            <text:p>MRM-20</text:p>
          </table:table-cell>
          <table:table-cell office:value-type="string">
            <text:p>1/missile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“designed to be swapped with LRM-15”</text:p>
          </table:table-cell>
          <table:table-cell table:number-columns-repeated="1015"/>
        </table:table-row>
        <table:table-row table:style-name="ro1">
          <table:table-cell office:value-type="string">
            <text:p>MRM-30</text:p>
          </table:table-cell>
          <table:table-cell office:value-type="string">
            <text:p>1/missile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“designed to be swapped with LRM-20”</text:p>
          </table:table-cell>
          <table:table-cell table:number-columns-repeated="1015"/>
        </table:table-row>
        <table:table-row table:style-name="ro1">
          <table:table-cell office:value-type="string">
            <text:p>MRM-40</text:p>
          </table:table-cell>
          <table:table-cell office:value-type="string">
            <text:p>1/missile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row IV</text:p>
          </table:table-cell>
          <table:table-cell office:value-type="string">
            <text:p>20/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8 “Maps”</text:p>
          </table:table-cell>
          <table:table-cell office:value-type="float" office:value="5">
            <text:p>5</text:p>
          </table:table-cell>
          <table:table-cell office:value-type="string">
            <text:p>Damage is for unguided/guided. Range in “Maps”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M-3</text:p>
          </table:table-cell>
          <table:table-cell table:style-name="ce7" office:value-type="string">
            <text:p>3/2/1/missile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string">
            <text:p>Damage based on range.</text:p>
          </table:table-cell>
          <table:table-cell table:number-columns-repeated="1015"/>
        </table:table-row>
        <table:table-row table:style-name="ro1">
          <table:table-cell office:value-type="string">
            <text:p>ATM-6</text:p>
          </table:table-cell>
          <table:table-cell table:style-name="ce7" office:value-type="string">
            <text:p>3/2/1/missile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string">
            <text:p>Damage based on range.</text:p>
          </table:table-cell>
          <table:table-cell table:number-columns-repeated="1015"/>
        </table:table-row>
        <table:table-row table:style-name="ro1">
          <table:table-cell office:value-type="string">
            <text:p>ATM-9</text:p>
          </table:table-cell>
          <table:table-cell table:style-name="ce7" office:value-type="string">
            <text:p>3/2/1/missile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string">
            <text:p>Damage based on range.</text:p>
          </table:table-cell>
          <table:table-cell table:number-columns-repeated="1015"/>
        </table:table-row>
        <table:table-row table:style-name="ro1">
          <table:table-cell office:value-type="string">
            <text:p>ATM-12</text:p>
          </table:table-cell>
          <table:table-cell table:style-name="ce7" office:value-type="string">
            <text:p>3/2/1/missile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string">
            <text:p>Damage based on range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RM-2</text:p>
          </table:table-cell>
          <table:table-cell office:value-type="string">
            <text:p>2/missile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Streak versions have better tracking</text:p>
          </table:table-cell>
          <table:table-cell table:number-columns-repeated="1015"/>
        </table:table-row>
        <table:table-row table:style-name="ro1">
          <table:table-cell office:value-type="string">
            <text:p>SRM-4</text:p>
          </table:table-cell>
          <table:table-cell office:value-type="string">
            <text:p>2/missil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string">
            <text:p>SRM-6</text:p>
          </table:table-cell>
          <table:table-cell office:value-type="string">
            <text:p>2/missile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6/17/2015</text:date>, <text:time>11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8:27:27.27</meta:creation-date>
    <dc:date>2015-06-17T11:14:04.16</dc:date>
    <meta:editing-duration>PT1H59M36S</meta:editing-duration>
    <meta:editing-cycles>2</meta:editing-cycles>
    <meta:generator>OpenOffice.org/3.4$Win32 OpenOffice.org_project/340m1$Build-9590</meta:generator>
    <meta:document-statistic meta:table-count="3" meta:cell-count="424" meta:object-count="0"/>
  </office:meta>
</office:document-meta>
</file>